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46f7d" officeooo:paragraph-rsid="00046f7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officeooo:rsid="00046f7d" officeooo:paragraph-rsid="00046f7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Courier New" officeooo:rsid="00046f7d" officeooo:paragraph-rsid="00046f7d"/>
    </style:style>
    <style:style style:name="P4" style:family="paragraph" style:parent-style-name="Preformatted_20_Text">
      <style:text-properties style:font-name="Liberation Mono" fo:font-size="10pt" officeooo:rsid="00046f7d" officeooo:paragraph-rsid="00046f7d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0600fd" officeooo:paragraph-rsid="00046f7d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080a49" officeooo:paragraph-rsid="00080a49" style:font-name-asian="Courier New" style:font-size-asian="10pt" style:font-name-complex="Liberation Mono" style:font-size-complex="10pt"/>
    </style:style>
    <style:style style:name="P7" style:family="paragraph" style:parent-style-name="Preformatted_20_Text" style:list-style-name="L1">
      <style:text-properties officeooo:rsid="00046f7d" officeooo:paragraph-rsid="00046f7d"/>
    </style:style>
    <style:style style:name="P8" style:family="paragraph" style:parent-style-name="Preformatted_20_Text" style:list-style-name="L2">
      <style:text-properties officeooo:rsid="00046f7d" officeooo:paragraph-rsid="00046f7d"/>
    </style:style>
    <style:style style:name="P9" style:family="paragraph" style:parent-style-name="Preformatted_20_Text" style:list-style-name="L2">
      <style:text-properties style:font-name="Liberation Mono" fo:font-size="10pt" officeooo:rsid="00046f7d" officeooo:paragraph-rsid="00046f7d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0600fd" officeooo:paragraph-rsid="00046f7d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08cd35" officeooo:paragraph-rsid="0008cd35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08cd35" officeooo:paragraph-rsid="000a49b5" style:font-name-asian="Courier New" style:font-size-asian="10pt" style:font-name-complex="Liberation Mono" style:font-size-complex="10pt"/>
    </style:style>
    <style:style style:name="P13" style:family="paragraph" style:parent-style-name="Preformatted_20_Text" style:list-style-name="L3">
      <style:text-properties style:font-name="Liberation Mono" fo:font-size="10pt" officeooo:rsid="0008cd35" officeooo:paragraph-rsid="000a49b5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0a49b5" officeooo:paragraph-rsid="000a49b5" style:font-name-asian="Courier New" style:font-size-asian="10pt" style:font-name-complex="Liberation Mono" style:font-size-complex="10pt"/>
    </style:style>
    <style:style style:name="P15" style:family="paragraph" style:parent-style-name="Preformatted_20_Text" style:list-style-name="L3">
      <style:text-properties style:font-name="Liberation Mono" fo:font-size="10pt" officeooo:rsid="000a49b5" officeooo:paragraph-rsid="000a49b5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paragraph-properties fo:break-before="page"/>
      <style:text-properties style:font-name="Liberation Mono" fo:font-size="10pt" officeooo:rsid="0008cd35" officeooo:paragraph-rsid="0008cd35" style:font-name-asian="Courier New" style:font-size-asian="10pt" style:font-name-complex="Liberation Mono" style:font-size-complex="10pt"/>
    </style:style>
    <style:style style:name="T1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0600fd" style:font-name-asian="Courier New" style:font-size-asian="10pt" style:font-name-complex="Liberation Mono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para desarrollar un despertador basado en Arduino.</text:p>
      <text:p text:style-name="P1"/>
      <text:p text:style-name="P1">Utilizaremos técnicas de programación de Máquinas de Estado.</text:p>
      <text:p text:style-name="P1"/>
      <text:p text:style-name="P1">En principio pienso usar:</text:p>
      <text:list xml:id="list5767077118536377961" text:style-name="L1">
        <text:list-item>
          <text:p text:style-name="P7">Arduino NANO</text:p>
        </text:list-item>
        <text:list-item>
          <text:p text:style-name="P7">RTC DS3231 I2C</text:p>
        </text:list-item>
        <text:list-item>
          <text:p text:style-name="P7">OLED 128x64 I2C</text:p>
        </text:list-item>
        <text:list-item>
          <text:p text:style-name="P7">Buzzer</text:p>
        </text:list-item>
        <text:list-item>
          <text:p text:style-name="P7">Sensor movimientos (para apagar el display o pasar a sleep si no hay nadie)</text:p>
        </text:list-item>
        <text:list-item>
          <text:p text:style-name="P7">Potenciómetro para cambiar la hora y los minutos tanto del día actual como de las alarmas.</text:p>
        </text:list-item>
      </text:list>
      <text:p text:style-name="P1"/>
      <text:p text:style-name="P1">Usamos la estructura de directorios siguiente:</text:p>
      <text:p text:style-name="P1"/>
      <text:p text:style-name="P3">\Alarm-Clock-State-Machine</text:p>
      <text:p text:style-name="P3">----\doc -&gt; Documentación del proyecto, enlaces de interés, manuales, ...</text:p>
      <text:p text:style-name="P3">----\lib -&gt; Irán las librerías en la versión que funcionaron</text:p>
      <text:p text:style-name="P3">----\schematics -&gt; Aquí irán los esquemas hechos con Fritz</text:p>
      <text:p text:style-name="P3">----\Alarm-Clock-State-Machine -&gt; Aquí irá el código fuente para Arduino</text:p>
      <text:p text:style-name="P4"/>
      <text:p text:style-name="P4">Este directorio estará bajo el directorio git y estará sincronizado con el proyecto en GitHub. </text:p>
      <text:p text:style-name="P4"/>
      <text:p text:style-name="P4">El estar en GitHub, nos permitirá versionar el código, librerías, manuales, etc.</text:p>
      <text:p text:style-name="P4">Posibles versiones:</text:p>
      <text:list xml:id="list1854230536859161758" text:style-name="L2">
        <text:list-item>
          <text:p text:style-name="P9">Versión 0 que no hace más que pasar el código a Arduino, pero no hace nada.</text:p>
        </text:list-item>
        <text:list-item>
          <text:p text:style-name="P9">V.1.0 Agregamos el display OLED y pintamos lo que será la interface del despertador.</text:p>
        </text:list-item>
        <text:list-item>
          <text:p text:style-name="P8"><text:span text:style-name="T1">V.2.0 Agregamos el RTC DS3231 permitiendo establecer el día/hora y pintandolo en el display. </text:span><text:span text:style-name="T2">Hará falta un botón y el potenciómetro.</text:span></text:p>
        </text:list-item>
        <text:list-item>
          <text:p text:style-name="P8"><text:span text:style-name="T1">V.3.0 Agregamos </text:span><text:span text:style-name="T2">la lógica de negocio de despertador, …</text:span></text:p>
        </text:list-item>
      </text:list>
      <text:p text:style-name="P5"/>
      <text:p text:style-name="P5"/>
      <text:p text:style-name="P16">V.0 CONFIGURACION DE ARDUINO SDK</text:p>
      <text:p text:style-name="P11"/>
      <text:p text:style-name="P12">Seleccionamos:</text:p>
      <text:list xml:id="list415528014893858904" text:style-name="L3">
        <text:list-item>
          <text:p text:style-name="P13">Placa Arduino NANO</text:p>
        </text:list-item>
        <text:list-item>
          <text:p text:style-name="P15">El procesador ATmega328</text:p>
        </text:list-item>
        <text:list-item>
          <text:p text:style-name="P15">El puerto que corresponda.</text:p>
        </text:list-item>
      </text:list>
      <text:p text:style-name="P14">Seleccionamos el ejemplo Blinq y lo subimos a la placa.</text:p>
      <text:p text:style-name="P1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8:24:12.100985833</dc:date>
    <meta:editing-duration>PT29M2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28" meta:word-count="236" meta:character-count="1411" meta:non-whitespace-character-count="1219"/>
  </office:meta>
</office:document-meta>
</file>